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text-properties fo:color="#9966cc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6b2394" style:font-name="Calibri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8pt" style:font-size-asian="8pt" style:font-size-complex="8pt"/>
    </style:style>
    <style:style style:name="P11" style:family="paragraph" style:parent-style-name="Standard" style:list-style-name="L1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style:font-name="Calibri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style:font-size-asian="10pt" style:font-size-complex="10pt"/>
    </style:style>
    <style:style style:name="T5" style:family="text">
      <style:text-properties fo:color="#0000ff" style:font-name="Calibri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style:font-name="Calibri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808080" style:font-name="Calibri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808080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3333" style:font-name="Calibri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ff3333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color="#6b2394" style:font-name="Consolas"/>
    </style:style>
    <style:style style:name="T17" style:family="text">
      <style:text-properties fo:color="#6b2394" style:font-name="Consolas" fo:font-size="10pt" style:font-size-asian="10pt" style:font-size-complex="10pt"/>
    </style:style>
    <style:style style:name="T18" style:family="text">
      <style:text-properties fo:color="#6b2394" style:font-name="Consolas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6b2394" style:font-name="Consolas" fo:font-weight="normal" style:font-weight-asian="normal" style:font-weight-complex="normal"/>
    </style:style>
    <style:style style:name="T20" style:family="text">
      <style:text-properties fo:color="#9966cc" style:font-name="Consolas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9966cc" style:font-name="Consolas" fo:font-size="8pt" style:text-underline-style="none" fo:font-weight="normal" style:font-size-asian="8pt" style:font-weight-asian="normal" style:font-size-complex="8pt" style:font-weight-complex="normal"/>
    </style:style>
    <style:style style:name="T22" style:family="text">
      <style:text-properties fo:color="#9966cc" style:font-name="Calibri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9966cc" style:font-name="Calibri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28267043" text:style-name="L1">
        <text:list-item>
          <text:p text:style-name="P3"><text:span text:style-name="T1">Screen [name: </text:span><text:span text:style-name="T5">Section 106 Reviews</text:span><text:span text:style-name="T1">] ][</text:span><text:span text:style-name="T9">access:</text:span><text:span text:style-name="T1">(public)(gov)(registrant)(ER)(editor)(editor-proxy)(reviewer)(approver)(help-desk)][process:] [show-above-tier:3][width:750px][interface:user] [order:B]</text:span></text:p>
          <text:list>
            <text:list-item>
              <text:p text:style-name="P4">[definition: Current and incomplete applications]</text:p>
            </text:list-item>
            <text:list-item>
              <text:p text:style-name="P3"><text:span text:style-name="T20">Non-Functional-Requirement [status:] [name: Section 106 Reviews ][description: Provide an actor with a '</text:span><text:span text:style-name="T5">Section 106 Reviews</text:span><text:span text:style-name="T20">' screen that shows current tasks and activities of concern to the actor.]</text:span></text:p>
            </text:list-item>
            <text:list-item>
              <text:p text:style-name="P6">Functional-Requirement[status:done] [name: Section 106 Reviews Screen-Access ] [description: Restrict screen access][show-screen-access:true]</text:p>
            </text:list-item>
            <text:list-item>
              <text:p text:style-name="P8">Functional-Requirement [name: Section 106 Reviews][description: Limit only editors and editor-proxy can edit the main body of the review.]</text:p>
            </text:list-item>
            <text:list-item>
              <text:p text:style-name="P8"/>
            </text:list-item>
            <text:list-item>
              <text:p text:style-name="P8">Functional-Requirement [name: Section 106 Reviews][description: Your Tasks should be specific to actor and all incomplete reviews]</text:p>
            </text:list-item>
            <text:list-item>
              <text:p text:style-name="P8">Functional-Requirement [name: Section 106 Reviews][description: Your Tasks should contain only uncompletd Tasks.]</text:p>
            </text:list-item>
            <text:list-item>
              <text:p text:style-name="P8"/>
            </text:list-item>
            <text:list-item>
              <text:p text:style-name="P4">Header [text: Banner Image]</text:p>
            </text:list-item>
            <text:list-item>
              <text:p text:style-name="P3"><text:span text:style-name="T1">Title [text: </text:span><text:span text:style-name="T6">Section 106 Reviews </text:span><text:span text:style-name="T1">]</text:span></text:p>
            </text:list-item>
            <text:list-item>
              <text:p text:style-name="P9">To-Do [text: the Change Section 106 Reviews Review Application <text:s/>screen is showing up when <text:s/>button <text:s/>is not showing]</text:p>
              <text:p text:style-name="P4"/>
              <text:p text:style-name="P4"/>
            </text:list-item>
            <text:list-item>
              <text:p text:style-name="P3"><text:span text:style-name="T2">Registration</text:span><text:span text:style-name="T1"> <text:s/>[type: goto-button][</text:span><text:span text:style-name="T9">access:</text:span><text:span text:style-name="T1">(public)(gov)(registrant)(ER)(editor)(editor-proxy)(reviewer)][goto:Registration]</text:span></text:p>
            </text:list-item>
            <text:list-item>
              <text:p text:style-name="P3"><text:span text:style-name="T2">Ask SHPO</text:span><text:span text:style-name="T1"> [type: new-button][</text:span><text:span text:style-name="T9">access:</text:span><text:span text:style-name="T1">(public)(gov)(registrant)(ER)(editor)(editor-proxy)(reviewer)]</text:span></text:p>
            </text:list-item>
            <text:list-item>
              <text:p text:style-name="P3"><text:span text:style-name="T2">Terms of Use</text:span><text:span text:style-name="T3"> </text:span><text:span text:style-name="T1">[type: goto-button][</text:span><text:span text:style-name="T9">access:</text:span><text:span text:style-name="T1">(public)(gov)(registrant)(ER)(editor)(editor-proxy)(reviewer)][goto:Terms of Use]</text:span></text:p>
            </text:list-item>
            <text:list-item>
              <text:p text:style-name="P3"><text:span text:style-name="T2">Logout</text:span><text:span text:style-name="T1"> [type: logout-button][</text:span><text:span text:style-name="T9">access:</text:span><text:span text:style-name="T1">(public)(gov)(registrant)(ER)(editor)(editor-proxy)(reviewer)][goto:]</text:span></text:p>
              <text:list>
                <text:list-item>
                  <text:p text:style-name="P8">Functional-Requirement [name: Section 106 Reviews Navigation][description: Provide navigation to other screens.]</text:p>
                </text:list-item>
              </text:list>
            </text:list-item>
            <text:list-item>
              <text:p text:style-name="P4"/>
            </text:list-item>
            <text:list-item>
              <text:p text:style-name="P5">#### Note to (Gov) </text:p>
            </text:list-item>
            <text:list-item>
              <text:p text:style-name="P3"><text:span text:style-name="T1">Screen [name: Note to (Gov) Label][type:textblock][interface:user][</text:span><text:span text:style-name="T9">access:</text:span><text:span text:style-name="T1">(gov)(registrant)(ER)(reviewer)]</text:span></text:p>
              <text:list>
                <text:list-item>
                  <text:p text:style-name="P4">[definition: Describes the purpose of the Screen for the reader]</text:p>
                </text:list-item>
                <text:list-item>
                  <text:p text:style-name="P3"><text:span text:style-name="T1">Data-Controls [name:PD_Data-Control][ table: </text:span><text:span text:style-name="T7">Screen_Labels</text:span><text:span text:style-name="T1">]</text:span></text:p>
                  <text:list>
                    <text:list-item>
                      <text:p text:style-name="P4">Label [text: Please note, <text:s/>you cannot alter information provided by the applicant.]</text:p>
                      <text:list>
                        <text:list-item>
                          <text:p text:style-name="P8">Non-Functional-Requirement [name: Section 106 Reviews ][description: Provide a statement to SHPO gov actors that they cannot alter the text of this application. ]</text:p>
                        </text:list-item>
                      </text:list>
                    </text:list-item>
                    <text:list-item>
                      <text:p text:style-name="P4"/>
                    </text:list-item>
                  </text:list>
                </text:list-item>
              </text:list>
            </text:list-item>
            <text:list-item>
              <text:p text:style-name="P3"><text:span text:style-name="T10">Grid</text:span><text:span text:style-name="T1"> [name: </text:span><text:span text:style-name="T6">Section 106 Reviews in Progress</text:span><text:span text:style-name="T1">][title:</text:span><text:span text:style-name="T6">Section 106 Reviews in Progress</text:span><text:span text:style-name="T1">][type:horizontal] [</text:span><text:span text:style-name="T9">access:</text:span><text:span text:style-name="T1">(public)(gov)(registrant)(ER)(editor)(editor-proxy)(reviewer)][width:600]</text:span></text:p>
              <text:list>
                <text:list-item>
                  <text:p text:style-name="P4">[definition: Grid for Active Section 106 Reviews ]</text:p>
                </text:list-item>
                <text:list-item>
                  <text:p text:style-name="P10"><text:span text:style-name="T19">Functional-Requirement [status:] [name: Section 106 Reviews Completed-Show][description:</text:span><text:span text:style-name="T16">Provide actor with methods to show and sort all of his or her incomplete Projects </text:span><text:span text:style-name="T19"><text:s/>][see:List]</text:span></text:p>
                </text:list-item>
                <text:list-item>
                  <text:p text:style-name="P7">Functional-Requirement[status:][name: Section 106 Reviews Completed-Order-Default ][description: Set default order of the List to project-name.]</text:p>
                </text:list-item>
                <text:list-item>
                  <text:p text:style-name="P7"/>
                </text:list-item>
                <text:list-item>
                  <text:p text:style-name="P4">Data-Controls [name: <text:s/>GridDC][table: Projects]</text:p>
                  <text:list>
                    <text:list-item>
                      <text:p text:style-name="P7">Functional-Requirement[status:][name: Section 106 Reviews Titles/Storage][description: Provide Titles/Storage:][table:Projects]</text:p>
                    </text:list-item>
                  </text:list>
                </text:list-item>
                <text:list-item>
                  <text:p text:style-name="P3"><text:span text:style-name="T2">New</text:span><text:span text:style-name="T1"> [type: new-button][</text:span><text:span text:style-name="T9">access:</text:span><text:span text:style-name="T1">(public)(registrant)(ER)(editor)]</text:span></text:p>
                  <text:list>
                    <text:list-item>
                      <text:p text:style-name="P7">Functional-Requirement[status:][name: Section 106 Reviews Navigation New ][description: Provide actor with ability to open a new 'Section 106 Reviews' new dialog.]</text:p>
                    </text:list-item>
                    <text:list-item>
                      <text:p text:style-name="P3"><text:span text:style-name="T1">Screen [name: </text:span><text:span text:style-name="T6">New Section 106 Review</text:span><text:span text:style-name="T1">][type:overlay][right:create][interface:user] [</text:span><text:span text:style-name="T9">access:</text:span><text:span text:style-name="T1">(public)(gov)(registrant)(ER)(editor)]</text:span></text:p>
                      <text:list>
                        <text:list-item>
                          <text:p text:style-name="P4">[definition: New Section 106 Review Application interface]</text:p>
                        </text:list-item>
                        <text:list-item>
                          <text:p text:style-name="P7">Functional-Requirement[status:][name: Section 106 Reviews New-Review][description: Provide actor with ability submit a request for a new Section 106 Reveiew.][see:Dialog]</text:p>
                        </text:list-item>
                        <text:list-item>
                          <text:p text:style-name="P7">Functional-Requirement[status:][name: Section 106 Reviews New-Review-Data][description: Provide actor with ability to initiate a new Section 106 Review and provide initial description.]</text:p>
                        </text:list-item>
                        <text:list-item>
                          <text:p text:style-name="P3"><text:span text:style-name="T1">Data-Controls [name: DC</text:span><text:span text:style-name="T7">Projects </text:span><text:span text:style-name="T1">][table: </text:span><text:span text:style-name="T7">Projects</text:span><text:span text:style-name="T1">]</text:span></text:p>
                          <text:list>
                            <text:list-item>
                              <text:p text:style-name="P4">Hidden-Value [name:aip_type][value:Section 106-Review]</text:p>
                            </text:list-item>
                            <text:list-item>
                              <text:p text:style-name="P4">Hidden-Value [name:aip_owner][value:smythjt@yahoo.com]</text:p>
                            </text:list-item>
                          </text:list>
                        </text:list-item>
                        <text:list-item>
                          <text:p text:style-name="P4"><text:span text:style-name="T8">Close</text:span>[type: close-button]</text:p>
                        </text:list-item>
                        <text:list-item>
                          <text:p text:style-name="P3"><text:span text:style-name="T2">Save</text:span><text:span text:style-name="T1"> [type: save-button][</text:span><text:span text:style-name="T9">access:</text:span><text:span text:style-name="T1">(public)(registrant)(ER)(editor)]</text:span></text:p>
                          <text:list>
                            <text:list-item>
                              <text:p text:style-name="P3"><text:span text:style-name="T21">Functional-Requirement[status:][name: Section 106 Reviews </text:span><text:span text:style-name="T21">New-Review</text:span><text:span text:style-name="T21">-Save-Restriction ][description: Restrict 'Save' access.]</text:span><text:span text:style-name="T22">[show-parent-access:tru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/>
                </text:list-item>
                <text:list-item>
                  <text:p text:style-name="P3"><text:span text:style-name="T2">Edit</text:span><text:span text:style-name="T1"> [type: edit-button][</text:span><text:span text:style-name="T9">access:</text:span><text:span text:style-name="T1">(public)(registrant)(ER)(editor)][show-above-tier:3]</text:span></text:p>
                  <text:list>
                    <text:list-item>
                      <text:p text:style-name="P7">Functional-Requirement[status:][name: Section 106 Reviews Navigation Edit ][description: Provide actor with ability to open intiate 'Section 106 Reviews' edit dialog.]</text:p>
                    </text:list-item>
                    <text:list-item>
                      <text:p text:style-name="P3"><text:span text:style-name="T1">Screen [name: </text:span><text:span text:style-name="T6">Change Section 106 Review</text:span><text:span text:style-name="T1">][type:overlay][right:update][interface:user][</text:span><text:span text:style-name="T9">access:</text:span><text:span text:style-name="T1">(public)(gov)(registrant)(ER)(editor)][show-above-tier:3]</text:span></text:p>
                      <text:list>
                        <text:list-item>
                          <text:p text:style-name="P4">[definition: Edit Section 106 Review interface]</text:p>
                        </text:list-item>
                        <text:list-item>
                          <text:p text:style-name="P7">Functional-Requirement[status:][name: Section 106 Reviews Edit-Review][description: Provide actor with ability submit a request for a new Section 106 Reveiew.][see:Dialog]</text:p>
                        </text:list-item>
                        <text:list-item>
                          <text:p text:style-name="P7">Functional-Requirement[status:][name: Section 106 Reviews Edit-Reveiew-Data][description: Provide actor with ability to initially describe and to edit Section 106 Reveiew.]</text:p>
                        </text:list-item>
                        <text:list-item>
                          <text:p text:style-name="P3"><text:span text:style-name="T1">Data-Controls [name: DCNAT</text:span><text:span text:style-name="T7">Projects </text:span><text:span text:style-name="T1">][table: </text:span><text:span text:style-name="T7">Projects</text:span><text:span text:style-name="T1">]</text:span></text:p>
                          <text:list>
                            <text:list-item>
                              <text:p text:style-name="P4">Hidden-Value[name:aip_type][value:Section 106-Review]</text:p>
                            </text:list-item>
                          </text:list>
                        </text:list-item>
                        <text:list-item>
                          <text:p text:style-name="P4"><text:span text:style-name="T8">Close</text:span>[type: close-button]</text:p>
                        </text:list-item>
                        <text:list-item>
                          <text:p text:style-name="P3"><text:span text:style-name="T2">Save</text:span><text:span text:style-name="T1"> [type: save-button][</text:span><text:span text:style-name="T9">access:</text:span><text:span text:style-name="T1">(public)(registrant)(ER)(editor)]</text:span></text:p>
                          <text:list>
                            <text:list-item>
                              <text:p text:style-name="P3"><text:span text:style-name="T21">Functional-Requirement[status:][name: Section 106 Reviews Edit-Review-Save-Restriction ][description: Restrict 'Save' access.]</text:span><text:span text:style-name="T22">[show-access:true]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"/>
            </text:list-item>
            <text:list-item>
              <text:p text:style-name="P11"/>
            </text:list-item>
            <text:list-item>
              <text:p text:style-name="P12">#### COMPLETED REVIEW</text:p>
            </text:list-item>
            <text:list-item>
              <text:p text:style-name="P3"><text:span text:style-name="T1">Screen [name: Completed Reviews][type:textblock][interface:user][</text:span><text:span text:style-name="T9">access:</text:span><text:span text:style-name="T1">(public)(gov)(registrant)(ER)(editor)(editor-proxy)(reviewer)] </text:span></text:p>
              <text:list>
                <text:list-item>
                  <text:p text:style-name="P4">[definition: Describes the purpose of the Screen for the reader] </text:p>
                </text:list-item>
                <text:list-item>
                  <text:p text:style-name="P7"/>
                </text:list-item>
                <text:list-item>
                  <text:p text:style-name="P3"><text:span text:style-name="T1">Data-Controls [name:PD_Data-Control][ table: </text:span><text:span text:style-name="T7">Screen_Labels</text:span><text:span text:style-name="T1">] </text:span></text:p>
                  <text:list>
                    <text:list-item>
                      <text:p text:style-name="P13"><text:span text:style-name="T4">Label [text: </text:span><text:span text:style-name="T13">Your completed reviews</text:span><text:span text:style-name="T12">.</text:span><text:span text:style-name="T4">] 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11">Grid</text:span><text:span text:style-name="T1"> [name: Completed Section 106 Reviews][title: Completed Section 106 Reviews][type:horizontal][</text:span><text:span text:style-name="T9">access:</text:span><text:span text:style-name="T1">(public)(gov)(registrant)(ER)(editor)(editor-proxy(reviewer))][width:600]</text:span></text:p>
              <text:list>
                <text:list-item>
                  <text:p text:style-name="P4">[definition: Grid for Completed Applications ]</text:p>
                </text:list-item>
                <text:list-item>
                  <text:p text:style-name="P10"><text:span text:style-name="T19">Functional-Requirement [status:] [name: Section 106 Reviews Incomplete-Show][description:</text:span><text:span text:style-name="T16">Provide actor with methods to show and sort all of his or her complete Projects </text:span><text:span text:style-name="T19"><text:s/>][see:List]</text:span></text:p>
                </text:list-item>
                <text:list-item>
                  <text:p text:style-name="P7">Functional-Requirement[status:][name: Section 106 Reviews Incomplete-Order-Default ][description: Set default order of the List to project-name.]</text:p>
                </text:list-item>
                <text:list-item>
                  <text:p text:style-name="P3"><text:span text:style-name="T1">Data-Controls [name: <text:s/>GridDCCompleted_Applications][table: </text:span><text:span text:style-name="T14">Projects-Completed</text:span><text:span text:style-name="T1">]</text:span></text:p>
                  <text:list>
                    <text:list-item>
                      <text:p text:style-name="P3"><text:span text:style-name="T23">Functional-Requirement[status:][name: Section 106 Reviews Titles/Storage][description: Provide Titles/Storage:][table:</text:span><text:span text:style-name="T15">Projects-Completed</text:span><text:span text:style-name="T23">]</text:span></text:p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  <text:list-item>
              <text:p text:style-name="P4">#### END PAGE</text:p>
            </text:list-item>
            <text:list-item>
              <text:p text:style-name="P4">#### To-Do</text:p>
            </text:list-item>
            <text:list-item>
              <text:p text:style-name="P3"><text:span text:style-name="T18">To-Do [access: </text:span><text:span text:style-name="T17"><text:s/>(public)(registrant)(ER) ]</text:span><text:span text:style-name="T18">[text: </text:span><text:span text:style-name="T17">Grid task should say Start Section 106 Review</text:span><text:span text:style-name="T18">]</text:span></text:p>
            </text:list-item>
            <text:list-item>
              <text:p text:style-name="P8">To-Do [access:(public)(registrant)(ER) ][text: Grid task should NOT have an Edit button. <text:s/>No records have been created at this point...no edit]</text:p>
            </text:list-item>
            <text:list-item>
              <text:p text:style-name="P8">To-Do [access: (public)(registrant)(ER) ][text: Grid task should NOT have an Edit button. <text:s/>No records have been created at this point...no edit]</text:p>
            </text:list-item>
            <text:list-item>
              <text:p text:style-name="P8">To-Do [access: (gov)(registrant)(ER) ][text: Your Tasks, Add Confirm Review Acceptance ]</text:p>
            </text:list-item>
          </text:list>
          <text:p text:style-name="P4"/>
        </text:list-item>
      </text:list>
      <text:p text:style-name="P2"/>
      <text:list xml:id="list28277188" text:continue-numbering="true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5DT23H55M22S</meta:editing-duration>
    <meta:editing-cycles>217</meta:editing-cycles>
    <meta:generator>OpenOffice.org/3.3$Win32 OpenOffice.org_project/330m20$Build-9567</meta:generator>
    <dc:date>2012-01-31T08:15:25.65</dc:date>
    <dc:creator>James Wilfong</dc:creator>
    <meta:document-statistic meta:table-count="0" meta:image-count="0" meta:object-count="0" meta:page-count="1" meta:paragraph-count="70" meta:word-count="703" meta:character-count="7434"/>
    <meta:user-defined meta:name="Info 1"/>
    <meta:user-defined meta:name="Info 2"/>
    <meta:user-defined meta:name="Info 3"/>
    <meta:user-defined meta:name="Info 4"/>
  </office:meta>
</office:document-meta>
</file>